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3ef58" officeooo:paragraph-rsid="0003ef5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03ef58" officeooo:paragraph-rsid="0003ef58"/>
    </style:style>
    <style:style style:name="P4" style:family="paragraph" style:parent-style-name="Standard">
      <style:text-properties style:font-name="Calibri" officeooo:rsid="0004e286" officeooo:paragraph-rsid="0005211d"/>
    </style:style>
    <style:style style:name="T1" style:family="text">
      <style:text-properties officeooo:rsid="0003ef58"/>
    </style:style>
    <style:style style:name="T2" style:family="text">
      <style:text-properties officeooo:rsid="00052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RAY CHEST</text:p>
      <text:p text:style-name="P2"/>
      <text:p text:style-name="P1">** HISTORY **:</text:p>
      <text:p text:style-name="P2"><text:span text:style-name="T1"><text:text-input text:description="age">Patient age</text:text-input></text:span><text:span text:style-name="T1"><text:text-input text:description=""/></text:span><text:span text:style-name="T1"><text:s/>year old, </text:span><text:text-input text:description="history">history</text:text-input><text:text-input text:description=""/></text:p>
      <text:p text:style-name="P2"/>
      <text:p text:style-name="P1">** TECHNIQUE **:</text:p>
      <text:p text:style-name="P1"><text:text-input text:description="views">views</text:text-input><text:s/><text:span text:style-name="T2">view(s) </text:span>of the chest acquired.</text:p>
      <text:p text:style-name="P1"/>
      <text:p text:style-name="P4">Comparison: <text:text-input text:description="Comparison">None available.</text:text-input></text:p>
      <text:p text:style-name="P4"/>
      <text:p text:style-name="P1">** FINDINGS **:</text:p>
      <text:p text:style-name="P1"><text:text-input text:description="findings">No focal consolidation or pleural effusion. Heart size is normal.</text:text-input><text:text-input text:description="findings"/></text:p>
      <text:p text:style-name="P1"/>
      <text:p text:style-name="P1">** IMPRESSION **:</text:p>
      <text:p text:style-name="P1"><text:text-input text:description="impression">Normal chest.</text:text-input><text:text-input text:description="impression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09:57:23.761000000</meta:creation-date>
    <dc:date>2024-03-14T13:13:11.912000000</dc:date>
    <meta:editing-duration>PT7M4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0" meta:word-count="60" meta:character-count="262" meta:non-whitespace-character-count="232"/>
  </office:meta>
</office:document-meta>
</file>